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861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949cm"/>
    </style:style>
    <style:style style:name="co13" style:family="table-column">
      <style:table-column-properties fo:break-before="auto" style:column-width="6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20" style:family="table-cell" style:parent-style-name="Default">
      <style:map style:condition="is-true-formula(COUNTIF([.B:.B]; [.B1])&gt;1)" style:apply-style-name="Bad" style:base-cell-address="trams.B1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1])&gt;1)" style:apply-style-name="Bad" style:base-cell-address="trams.B1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/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1])&gt;1)" style:apply-style-name="Bad" style:base-cell-address="trams.B11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34" style:family="table-cell" style:parent-style-name="Default">
      <style:map style:condition="is-true-formula(COUNTIF([.B:.B]; [.B1])&gt;1)" style:apply-style-name="Bad" style:base-cell-address="trams.B1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ce38"/>
        <table:table-column table:style-name="co11" table:default-cell-style-name="ce38"/>
        <table:table-column table:style-name="co12" table:default-cell-style-name="Default"/>
        <table:table-column table:style-name="co3" table:number-columns-repeated="16365" table:default-cell-style-name="Default"/>
        <table:table-row table:style-name="ro1">
          <table:table-cell table:style-name="ce28" office:value-type="string" calcext:value-type="string">
            <text:p>Tram</text:p>
          </table:table-cell>
          <table:table-cell table:style-name="ce30" office:value-type="string" calcext:value-type="string">
            <text:p>ID</text:p>
          </table:table-cell>
          <table:table-cell table:style-name="ce28" office:value-type="string" calcext:value-type="string">
            <text:p>City</text:p>
          </table:table-cell>
          <table:table-cell table:style-name="ce28" office:value-type="string" calcext:value-type="string">
            <text:p>Folder</text:p>
          </table:table-cell>
          <table:table-cell table:style-name="ce28" office:value-type="string" calcext:value-type="string">
            <text:p>Include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Parts</text:p>
          </table:table-cell>
          <table:table-cell table:style-name="ce28" office:value-type="string" calcext:value-type="string">
            <text:p>Panto_Location</text:p>
          </table:table-cell>
          <table:table-cell table:style-name="ce28" office:value-type="string" calcext:value-type="string">
            <text:p>Length</text:p>
          </table:table-cell>
          <table:table-cell table:style-name="ce28" office:value-type="string" calcext:value-type="string">
            <text:p>Speed</text:p>
          </table:table-cell>
          <table:table-cell table:style-name="ce28" office:value-type="string" calcext:value-type="string">
            <text:p>Panto</text:p>
          </table:table-cell>
          <table:table-cell table:style-name="ce28" office:value-type="string" calcext:value-type="string">
            <text:p>Doors</text:p>
          </table:table-cell>
          <table:table-cell table:style-name="ce28" office:value-type="string" calcext:value-type="string">
            <text:p>Intro</text:p>
          </table:table-cell>
          <table:table-cell table:style-name="ce28" office:value-type="string" calcext:value-type="string">
            <text:p>Model_Life</text:p>
          </table:table-cell>
          <table:table-cell table:style-name="ce28" office:value-type="string" calcext:value-type="string">
            <text:p>Vehicle_Life</text:p>
          </table:table-cell>
          <table:table-cell table:style-name="ce28" office:value-type="string" calcext:value-type="string">
            <text:p>Power</text:p>
          </table:table-cell>
          <table:table-cell table:style-name="ce28" office:value-type="string" calcext:value-type="string">
            <text:p>Weight</text:p>
          </table:table-cell>
          <table:table-cell table:style-name="ce28" office:value-type="string" calcext:value-type="string">
            <text:p>Cargo_Capacity</text:p>
          </table:table-cell>
          <table:table-cell table:style-name="ce28" office:value-type="string" calcext:value-type="string">
            <text:p>Loading_Speed</text:p>
          </table:table-cell>
          <table:table-cell table:style-name="ce28" office:value-type="string" calcext:value-type="string">
            <text:p>Cost_Factor</text:p>
          </table:table-cell>
          <table:table-cell table:style-name="ce28" office:value-type="string" calcext:value-type="string">
            <text:p>Running_Cost_Factor</text:p>
          </table:table-cell>
          <table:table-cell table:style-name="ce28" office:value-type="string" calcext:value-type="string">
            <text:p>Cargo_Age_Period</text:p>
          </table:table-cell>
          <table:table-cell table:style-name="ce28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hu300_length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23-08-23" calcext:value-type="date">
            <text:p>23-Aug-2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38" office:value-type="float" office:value="160" calcext:value-type="float">
            <text:p>16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133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35" office:value-type="string" calcext:value-type="string">
            <text:p>de5000</text:p>
          </table:table-cell>
          <table:table-cell table:style-name="ce36" office:value-type="string" calcext:value-type="string">
            <text:p>TRUE</text:p>
          </table:table-cell>
          <table:table-cell table:style-name="ce35" office:value-type="string" calcext:value-type="string">
            <text:p>STR_TOYAMADE5000</text:p>
          </table:table-cell>
          <table:table-cell table:style-name="ce35" office:value-type="string" calcext:value-type="string">
            <text:p>LV_IRL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5" office:value-type="string" calcext:value-type="string">
            <text:p>user</text:p>
          </table:table-cell>
          <table:table-cell table:style-name="ce35" office:value-type="string" calcext:value-type="string">
            <text:p>door10</text:p>
          </table:table-cell>
          <table:table-cell table:style-name="ce40" office:value-type="date" office:date-value="1950-01-01" calcext:value-type="date">
            <text:p>01-Jan-5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36" office:value-type="string" calcext:value-type="string">
            <text:p>72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9" office:value-type="float" office:value="7000" calcext:value-type="float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9</text:p>
          </table:table-cell>
          <table:table-cell table:style-name="ce40" office:value-type="date" office:date-value="1957-01-01" calcext:value-type="date">
            <text:p>01-Jan-57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9" office:value-type="string" calcext:value-type="string">
            <text:p>8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panto05</text:p>
          </table:table-cell>
          <table:table-cell office:value-type="string" calcext:value-type="string">
            <text:p>door08</text:p>
          </table:table-cell>
          <table:table-cell table:style-name="ce40" office:value-type="date" office:date-value="1993-01-01" calcext:value-type="date">
            <text:p>01-Jan-9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36" office:value-type="string" calcext:value-type="string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panto01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2006-04-29" calcext:value-type="date">
            <text:p>29-Apr-0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2</text:p>
          </table:table-cell>
          <table:table-cell table:style-name="ce40" office:value-type="date" office:date-value="2009-12-23" calcext:value-type="date">
            <text:p>23-Dec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panto04</text:p>
          </table:table-cell>
          <table:table-cell office:value-type="string" calcext:value-type="string">
            <text:p>door07</text:p>
          </table:table-cell>
          <table:table-cell table:style-name="ce40" office:value-type="date" office:date-value="2010-01-01" calcext:value-type="date">
            <text:p>01-Jan-1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14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12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04-04-21" calcext:value-type="date">
            <text:p>21-Apr-04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3</text:p>
          </table:table-cell>
          <table:table-cell table:style-name="ce40" office:value-type="date" office:date-value="2016-03-27" calcext:value-type="date">
            <text:p>27-Mar-1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10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string" calcext:value-type="string">
            <text:p>92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f1000_length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13-03-31" calcext:value-type="date">
            <text:p>31-Mar-1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36" office:value-type="string" calcext:value-type="string">
            <text:p>155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string" calcext:value-type="string">
            <text:p>13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300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3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3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3-01-01" calcext:value-type="date">
            <text:p>01-Jan-5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9 * 2 hp</text:p>
          </table:table-cell>
          <table:table-cell office:value-type="string" calcext:value-type="string">
            <text:p>1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6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9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92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02-07-05" calcext:value-type="date">
            <text:p>05-Jul-02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60</text:p>
          </table:table-cell>
          <table:table-cell table:style-name="ce33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060" calcext:value-type="float">
            <text:p>106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panto02</text:p>
          </table:table-cell>
          <table:table-cell office:value-type="string" calcext:value-type="string">
            <text:p>door01</text:p>
          </table:table-cell>
          <table:table-cell table:style-name="ce40" office:value-type="date" office:date-value="1951-01-01" calcext:value-type="date">
            <text:p>01-Jan-51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80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8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4-01-01" calcext:value-type="date">
            <text:p>01-Jan-54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90</text:p>
          </table:table-cell>
          <table:table-cell table:style-name="ce33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9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5-01-01" calcext:value-type="date">
            <text:p>01-Jan-5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31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200" calcext:value-type="float">
            <text:p>1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8-01-01" calcext:value-type="date">
            <text:p>01-Jan-5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350" calcext:value-type="float">
            <text:p>135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60-01-01" calcext:value-type="date">
            <text:p>01-Jan-60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string" calcext:value-type="string">
            <text:p>40,28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5000" calcext:value-type="float">
            <text:p>50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3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4</text:p>
          </table:table-cell>
          <table:table-cell table:style-name="ce40" office:value-type="date" office:date-value="1976-11-06" calcext:value-type="date">
            <text:p>06-Nov-76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7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8200" calcext:value-type="float">
            <text:p>8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panto03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82-02-08" calcext:value-type="date">
            <text:p>08-Feb-8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5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85-04-05" calcext:value-type="date">
            <text:p>05-Apr-8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6</text:p>
          </table:table-cell>
          <table:table-cell table:style-name="ce40" office:value-type="date" office:date-value="1988-12-01" calcext:value-type="date">
            <text:p>01-Dec-8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93-09-24" calcext:value-type="date">
            <text:p>24-Sep-93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5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92-04-02" calcext:value-type="date">
            <text:p>02-Apr-9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7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5</text:p>
          </table:table-cell>
          <table:table-cell table:style-name="ce40" office:value-type="date" office:date-value="1997-08-02" calcext:value-type="date">
            <text:p>02-Aug-97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0800</text:p>
          </table:table-cell>
          <table:table-cell table:style-name="ce33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08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09-04-01" calcext:value-type="date">
            <text:p>01-Apr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9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7"/>
          <table:table-cell table:style-name="ce38" table:number-columns-repeated="5"/>
          <table:table-cell table:number-columns-repeated="16361"/>
        </table:table-row>
        <table:table-row table:style-name="ro1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16373"/>
        </table:table-row>
        <table:table-row table:style-name="ro1" table:number-rows-repeated="10">
          <table:table-cell table:number-columns-repeated="4"/>
          <table:table-cell table:style-name="ce38"/>
          <table:table-cell table:number-columns-repeated="16379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ms.B1:trams.B10 trams.B13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12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office:forms form:automatic-focus="false" form:apply-design-mode="false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5" office:value-type="string" calcext:value-type="string">
            <text:p>Stop</text:p>
          </table:table-cell>
          <table:table-cell table:style-name="ce15" office:value-type="string" calcext:value-type="string">
            <text:p>City</text:p>
          </table:table-cell>
          <table:table-cell table:style-name="ce15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ayama01</text:p>
          </table:table-cell>
          <table:table-cell office:value-type="string" calcext:value-type="string">
            <text:p>oka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15:58:51.3060220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5:12:30.620590097</meta:creation-date>
    <dc:date>2025-02-14T15:59:43.094268556</dc:date>
    <meta:editing-duration>P14DT3H8M17S</meta:editing-duration>
    <meta:editing-cycles>197</meta:editing-cycles>
    <meta:generator>LibreOffice/24.8.4.2$Linux_X86_64 LibreOffice_project/480$Build-2</meta:generator>
    <meta:document-statistic meta:table-count="2" meta:cell-count="667" meta:object-count="0"/>
  </office:meta>
</office:document-meta>
</file>